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T1" style:family="text">
      <style:text-properties officeooo:rsid="00205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27T19:51:53.660753574</dc:date>
    <meta:editing-duration>PT56M22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45" meta:character-count="405" meta:non-whitespace-character-count="400"/>
  </office:meta>
</office:document-meta>
</file>